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/>
    </style:style>
  </office:automatic-styles>
  <office:body>
    <office:text text:use-soft-page-breaks="true">
      <text:p text:style-name="P1">Donde estamos.html</text:p>
      <text:p text:style-name="Normal">&lt;!DOCTYPE html&gt;</text:p>
      <text:p text:style-name="Normal">&lt;html lang="en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&lt;link rel="stylesheet" href="style1.css"&gt;</text:p>
      <text:p text:style-name="Normal">    &lt;title&gt;Ubicación&lt;/title&gt;</text:p>
      <text:p text:style-name="Normal">&lt;/head&gt;</text:p>
      <text:p text:style-name="Normal">&lt;body&gt;</text:p>
      <text:p text:style-name="Normal">    &lt;nav&gt;</text:p>
      <text:p text:style-name="Normal">        &lt;ul&gt;</text:p>
      <text:p text:style-name="Normal">            &lt;li&gt;&lt;a href="index.html"&gt;Inicio&lt;/a&gt;&lt;/li&gt;</text:p>
      <text:p text:style-name="Normal">            &lt;li&gt;&lt;a href="quienes-somos.html"&gt;Quiénes Somos&lt;/a&gt;&lt;/li&gt;</text:p>
      <text:p text:style-name="Normal">            &lt;li&gt;&lt;a href="Servicios.html"&gt;Servicios&lt;/a&gt;&lt;/li&gt;</text:p>
      <text:p text:style-name="Normal">            &lt;li&gt;&lt;a href="donde-estamos.html"&gt;Dónde Estamos&lt;/a&gt;&lt;/li&gt;</text:p>
      <text:p text:style-name="Normal">            &lt;li&gt;&lt;a href="contacto.html"&gt;Contacto&lt;/a&gt;&lt;/li&gt;</text:p>
      <text:p text:style-name="Normal"/>
      <text:p text:style-name="Normal">        &lt;/ul&gt;</text:p>
      <text:p text:style-name="Normal">    &lt;/nav&gt;</text:p>
      <text:p text:style-name="Normal">    &lt;h2&gt;Ubicación&lt;/h2&gt;</text:p>
      <text:p text:style-name="Normal">    &lt;section class="ubicacion"&gt;</text:p>
      <text:p text:style-name="Normal">        &lt;h2&gt;¿Dónde Estamos?&lt;/h2&gt;</text:p>
      <text:p text:style-name="Normal">        &lt;p&gt;&lt;strong&gt;Nos encontramos en:&lt;/strong&gt; Calle Gran Vía 69, Madrid, España&lt;/p&gt;</text:p>
      <text:p text:style-name="Normal">        &lt;p&gt;&lt;strong&gt;Teléfono:&lt;/strong&gt; &lt;a href="tel:+34600123456"&gt;+34 600 123 456&lt;/a&gt;&lt;/p&gt;</text:p>
      <text:p text:style-name="Normal">        &lt;p&gt;&lt;strong&gt;Email:&lt;/strong&gt; &lt;a href="mailto:contacto@analahes.com"&gt;contacto@analahes.com&lt;/a&gt;&lt;/p&gt;</text:p>
      <text:soft-page-break/>
      <text:p text:style-name="Normal">   <text:s/></text:p>
      <text:p text:style-name="Normal">        &lt;!-- Mapa interactivo de Google --&gt;</text:p>
      <text:p text:style-name="Normal">        &lt;iframe<text:s/></text:p>
      <text:p text:style-name="Normal">            src="https://www.google.com/maps/embed?pb=!1m18!1m12!1m3!1d3036.508799112764!2d-3.7130588!3d40.4228099!2m3!1f0!2f0!3f0!3m2!1i1024!2i768!4f13.1!3m3!1m2!1s0xd4228652aaa06b9%3A0xd8bd57ff7026b4b5!2sGran%20V%C3%ADa%2069%2C%2028004%20Madrid%2C%20Espa%C3%B1a!5e0!3m2!1ses!2ses!4v1647428534235!5m2!1ses!2ses"</text:p>
      <text:p text:style-name="Normal">            width="100%" height="400" style="border:0;" allowfullscreen="" loading="lazy"&gt;</text:p>
      <text:p text:style-name="Normal">        &lt;/iframe&gt;</text:p>
      <text:p text:style-name="Normal">   <text:s/></text:p>
      <text:p text:style-name="Normal">        &lt;!-- Botón para abrir Google Maps --&gt;</text:p>
      <text:p text:style-name="Normal">        &lt;p&gt;</text:p>
      <text:p text:style-name="Normal">            &lt;a href="https://www.google.com/maps/dir//Gran+Via+69,+Madrid" target="_blank" class="boton-maps"&gt;</text:p>
      <text:p text:style-name="Normal">               <text:s/><text:span text:style-name="T2">📍</text:span><text:s/>Cómo Llegar</text:p>
      <text:p text:style-name="Normal">            &lt;/a&gt;</text:p>
      <text:p text:style-name="Normal">        &lt;/p&gt;</text:p>
      <text:p text:style-name="Normal">    &lt;/section&gt;</text:p>
      <text:p text:style-name="Normal">   <text:s/></text:p>
      <text:p text:style-name="Normal">&lt;p&gt;¿Lista para realzar tu mirada? Reserva tu cita con nosotros.&lt;/p&gt;</text:p>
      <text:p text:style-name="Normal">&lt;a href="contacto.html" class="boton"&gt;Reservar Ahora&lt;/a&gt;</text:p>
      <text:p text:style-name="Normal"/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49:00Z</meta:creation-date>
    <dc:date>2025-03-11T14:50:00Z</dc:date>
    <meta:template xlink:href="Normal" xlink:type="simple"/>
    <meta:editing-cycles>1</meta:editing-cycles>
    <meta:editing-duration>PT60S</meta:editing-duration>
    <meta:document-statistic meta:page-count="2" meta:paragraph-count="3" meta:word-count="285" meta:character-count="1854" meta:row-count="13" meta:non-whitespace-character-count="1572"/>
  </office:meta>
</office:document-meta>
</file>